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152cm" svg:stroke-color="#ff950e" draw:marker-start-width="0.659cm" draw:marker-end-width="0.659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2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864cm" svg:y="1.991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464cm" svg:y="1.9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064cm" svg:y="1.99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664cm" svg:y="1.9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264cm" svg:y="1.991cm">
          <text:p text:style-name="P2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864cm" svg:y="1.9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464cm" svg:y="1.99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064cm" svg:y="1.99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664cm" svg:y="1.9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264cm" svg:y="1.991cm">
          <text:p text:style-name="P2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864cm" svg:y="1.99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464cm" svg:y="1.991cm">
          <text:p text:style-name="P2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064cm" svg:y="1.9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664cm" svg:y="4.0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264cm" svg:y="4.0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864cm" svg:y="4.091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464cm" svg:y="4.0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064cm" svg:y="4.0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664cm" svg:y="4.0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264cm" svg:y="4.0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864cm" svg:y="4.0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464cm" svg:y="4.09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064cm" svg:y="4.09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664cm" svg:y="4.091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264cm" svg:y="4.091cm">
          <text:p text:style-name="P2"><text:span text:style-name="T1">-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864cm" svg:y="4.091cm">
          <text:p text:style-name="P2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464cm" svg:y="4.091cm">
          <text:p text:style-name="P2"><text:span text:style-name="T1">-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064cm" svg:y="4.091cm">
          <text:p text:style-name="P2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19cm" svg:x="9.078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1.19cm" svg:x="15.478cm" svg:y="4.09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651cm" svg:height="1.517cm" svg:x="11.575cm" svg:y="6.33cm">
          <draw:text-box>
            <text:p text:style-name="P3"><text:span text:style-name="T1">6 - (-1) = </text:span><text:span text:style-name="T2">7</text:span></text:p>
          </draw:text-box>
        </draw:frame>
        <draw:custom-shape draw:style-name="gr2" draw:text-style-name="P1" draw:layer="layout" svg:width="1.6cm" svg:height="1.19cm" svg:x="7.478cm" svg:y="4.0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2:12:10.975655416</dc:date>
    <dc:creator>elucterio </dc:creator>
    <meta:editing-duration>PT33M26S</meta:editing-duration>
    <meta:editing-cycles>14</meta:editing-cycles>
    <meta:generator>LibreOffice/4.2.8.2$Linux_X86_64 LibreOffice_project/420m0$Build-2</meta:generator>
    <meta:document-statistic meta:object-count="34"/>
  </office:meta>
</office:document-meta>
</file>